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 style:data-style-name="N107"/>
    <style:style style:name="ce11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7">
      <style:table-cell-properties fo:background-color="#dddddd" fo:border="0.002cm solid #000000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">
      <style:table-cell-properties fo:border-bottom="0.002cm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13"/>
        <table:table-column table:style-name="co3" table:number-columns-repeated="1015" table:default-cell-style-name="Default"/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Eingezahlt</text:p>
          </table:table-cell>
          <table:table-cell table:style-name="Default" table:formula="of:=SUM([.D7:.D150])" office:value-type="currency" office:currency="EUR" office:value="16536">
            <text:p>16.536,00 €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Zinsen</text:p>
          </table:table-cell>
          <table:table-cell table:style-name="Default" table:formula="of:=[.C6]-[.C4]" office:value-type="currency" office:currency="EUR" office:value="5998.20047354816">
            <text:p>5.998,20 €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Gesamt</text:p>
          </table:table-cell>
          <table:table-cell table:style-name="Default" table:formula="of:=MAX([.C7:.C150])" office:value-type="currency" office:currency="EUR" office:value="22534.2004735482">
            <text:p>22.534,20 €</text:p>
          </table:table-cell>
          <table:table-cell table:style-name="Default" table:number-columns-repeated="2"/>
          <table:table-cell table:style-name="ce13" office:value-type="percentage" office:value="0.02">
            <text:p>2,00%</text:p>
          </table:table-cell>
          <table:table-cell table:style-name="ce14" office:value-type="string">
            <text:p>WoP</text:p>
          </table:table-cell>
          <table:table-cell table:style-name="ce14" office:value-type="string">
            <text:p>Gewinn</text:p>
          </table:table-cell>
          <table:table-cell table:style-name="ce14" office:value-type="string">
            <text:p>Rendite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16">
            <text:p>2016</text:p>
          </table:table-cell>
          <table:table-cell office:value-type="currency" office:currency="EUR" office:value="1248.19">
            <text:p>1.248,19 €</text:p>
          </table:table-cell>
          <table:table-cell office:value-type="currency" office:currency="EUR" office:value="512">
            <text:p>512,00 €</text:p>
          </table:table-cell>
          <table:table-cell table:formula="of:=SUM([.C9:.D9])" office:value-type="currency" office:currency="EUR" office:value="1760.19">
            <text:p>1.760,19 €</text:p>
          </table:table-cell>
          <table:table-cell table:formula="of:=[.E9]*[.$F$6]" office:value-type="currency" office:currency="EUR" office:value="35.2038">
            <text:p>35,20 €</text:p>
          </table:table-cell>
          <table:table-cell office:value-type="currency" office:currency="EUR" office:value="100">
            <text:p>100,00 €</text:p>
          </table:table-cell>
          <table:table-cell table:formula="of:=SUM([.F9:.G9])" office:value-type="currency" office:currency="EUR" office:value="135.2038">
            <text:p>135,20 €</text:p>
          </table:table-cell>
          <table:table-cell table:formula="of:=[.H9]/[.C9]" office:value-type="percentage" office:value="0.108319887196661">
            <text:p>10,83%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17">
            <text:p>2017</text:p>
          </table:table-cell>
          <table:table-cell table:formula="of:=[.E9]+[.F9]+[.G9]" office:value-type="currency" office:currency="EUR" office:value="1895.3938">
            <text:p>1.895,39 €</text:p>
          </table:table-cell>
          <table:table-cell office:value-type="currency" office:currency="EUR" office:value="512">
            <text:p>512,00 €</text:p>
          </table:table-cell>
          <table:table-cell table:formula="of:=SUM([.C10:.D10])" office:value-type="currency" office:currency="EUR" office:value="2407.3938">
            <text:p>2.407,39 €</text:p>
          </table:table-cell>
          <table:table-cell table:formula="of:=[.E10]*[.$F$6]" office:value-type="currency" office:currency="EUR" office:value="48.147876">
            <text:p>48,15 €</text:p>
          </table:table-cell>
          <table:table-cell office:value-type="currency" office:currency="EUR" office:value="100">
            <text:p>100,00 €</text:p>
          </table:table-cell>
          <table:table-cell table:formula="of:=SUM([.F10:.G10])" office:value-type="currency" office:currency="EUR" office:value="148.147876">
            <text:p>148,15 €</text:p>
          </table:table-cell>
          <table:table-cell table:formula="of:=[.H10]/[.C10]" office:value-type="percentage" office:value="0.0781620558218561">
            <text:p>7,82%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18">
            <text:p>2018</text:p>
          </table:table-cell>
          <table:table-cell table:formula="of:=[.E10]+[.F10]+[.G10]" office:value-type="currency" office:currency="EUR" office:value="2555.541676">
            <text:p>2.555,54 €</text:p>
          </table:table-cell>
          <table:table-cell office:value-type="currency" office:currency="EUR" office:value="512">
            <text:p>512,00 €</text:p>
          </table:table-cell>
          <table:table-cell table:formula="of:=SUM([.C11:.D11])" office:value-type="currency" office:currency="EUR" office:value="3067.541676">
            <text:p>3.067,54 €</text:p>
          </table:table-cell>
          <table:table-cell table:formula="of:=[.E11]*[.$F$6]" office:value-type="currency" office:currency="EUR" office:value="61.35083352">
            <text:p>61,35 €</text:p>
          </table:table-cell>
          <table:table-cell office:value-type="currency" office:currency="EUR" office:value="100">
            <text:p>100,00 €</text:p>
          </table:table-cell>
          <table:table-cell table:formula="of:=SUM([.F11:.G11])" office:value-type="currency" office:currency="EUR" office:value="161.35083352">
            <text:p>161,35 €</text:p>
          </table:table-cell>
          <table:table-cell table:formula="of:=[.H11]/[.C11]" office:value-type="percentage" office:value="0.0631376255904191">
            <text:p>6,31%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19">
            <text:p>2019</text:p>
          </table:table-cell>
          <table:table-cell table:formula="of:=[.E11]+[.F11]+[.G11]" office:value-type="currency" office:currency="EUR" office:value="3228.89250952">
            <text:p>3.228,89 €</text:p>
          </table:table-cell>
          <table:table-cell office:value-type="currency" office:currency="EUR" office:value="3000">
            <text:p>3.000,00 €</text:p>
          </table:table-cell>
          <table:table-cell table:formula="of:=SUM([.C12:.D12])" office:value-type="currency" office:currency="EUR" office:value="6228.89250952">
            <text:p>6.228,89 €</text:p>
          </table:table-cell>
          <table:table-cell table:formula="of:=[.E12]*[.$F$6]" office:value-type="currency" office:currency="EUR" office:value="124.5778501904">
            <text:p>124,58 €</text:p>
          </table:table-cell>
          <table:table-cell office:value-type="currency" office:currency="EUR" office:value="100">
            <text:p>100,00 €</text:p>
          </table:table-cell>
          <table:table-cell table:formula="of:=SUM([.F12:.G12])" office:value-type="currency" office:currency="EUR" office:value="224.5778501904">
            <text:p>224,58 €</text:p>
          </table:table-cell>
          <table:table-cell table:formula="of:=[.H12]/[.C12]" office:value-type="percentage" office:value="0.0695525941257751">
            <text:p>6,96%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table:formula="of:=[.E12]+[.F12]+[.G12]" office:value-type="currency" office:currency="EUR" office:value="6453.4703597104">
            <text:p>6.453,47 €</text:p>
          </table:table-cell>
          <table:table-cell office:value-type="currency" office:currency="EUR" office:value="3000">
            <text:p>3.000,00 €</text:p>
          </table:table-cell>
          <table:table-cell table:formula="of:=SUM([.C13:.D13])" office:value-type="currency" office:currency="EUR" office:value="9453.4703597104">
            <text:p>9.453,47 €</text:p>
          </table:table-cell>
          <table:table-cell table:formula="of:=[.E13]*[.$F$6]" office:value-type="currency" office:currency="EUR" office:value="189.069407194208">
            <text:p>189,07 €</text:p>
          </table:table-cell>
          <table:table-cell office:value-type="currency" office:currency="EUR" office:value="100">
            <text:p>100,00 €</text:p>
          </table:table-cell>
          <table:table-cell table:formula="of:=SUM([.F13:.G13])" office:value-type="currency" office:currency="EUR" office:value="289.069407194208">
            <text:p>289,07 €</text:p>
          </table:table-cell>
          <table:table-cell table:formula="of:=[.H13]/[.C13]" office:value-type="percentage" office:value="0.0447928619923467">
            <text:p>4,48%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table:formula="of:=[.E13]+[.F13]+[.G13]" office:value-type="currency" office:currency="EUR" office:value="9742.5397669046">
            <text:p>9.742,54 €</text:p>
          </table:table-cell>
          <table:table-cell office:value-type="currency" office:currency="EUR" office:value="3000">
            <text:p>3.000,00 €</text:p>
          </table:table-cell>
          <table:table-cell table:formula="of:=SUM([.C14:.D14])" office:value-type="currency" office:currency="EUR" office:value="12742.5397669046">
            <text:p>12.742,54 €</text:p>
          </table:table-cell>
          <table:table-cell table:formula="of:=[.E14]*[.$F$6]" office:value-type="currency" office:currency="EUR" office:value="254.850795338092">
            <text:p>254,85 €</text:p>
          </table:table-cell>
          <table:table-cell office:value-type="currency" office:currency="EUR" office:value="100">
            <text:p>100,00 €</text:p>
          </table:table-cell>
          <table:table-cell table:formula="of:=SUM([.F14:.G14])" office:value-type="currency" office:currency="EUR" office:value="354.850795338092">
            <text:p>354,85 €</text:p>
          </table:table-cell>
          <table:table-cell table:formula="of:=[.H14]/[.C14]" office:value-type="percentage" office:value="0.0364228223674816">
            <text:p>3,64%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table:formula="of:=[.E14]+[.F14]+[.G14]" office:value-type="currency" office:currency="EUR" office:value="13097.3905622427">
            <text:p>13.097,39 €</text:p>
          </table:table-cell>
          <table:table-cell office:value-type="currency" office:currency="EUR" office:value="3000">
            <text:p>3.000,00 €</text:p>
          </table:table-cell>
          <table:table-cell table:formula="of:=SUM([.C15:.D15])" office:value-type="currency" office:currency="EUR" office:value="16097.3905622427">
            <text:p>16.097,39 €</text:p>
          </table:table-cell>
          <table:table-cell table:formula="of:=[.E15]*[.$F$6]" office:value-type="currency" office:currency="EUR" office:value="321.947811244854">
            <text:p>321,95 €</text:p>
          </table:table-cell>
          <table:table-cell office:value-type="currency" office:currency="EUR" office:value="100">
            <text:p>100,00 €</text:p>
          </table:table-cell>
          <table:table-cell table:formula="of:=SUM([.F15:.G15])" office:value-type="currency" office:currency="EUR" office:value="421.947811244854">
            <text:p>421,95 €</text:p>
          </table:table-cell>
          <table:table-cell table:formula="of:=[.H15]/[.C15]" office:value-type="percentage" office:value="0.0322161738431508">
            <text:p>3,22%</text:p>
          </table:table-cell>
          <table:table-cell table:number-columns-repeated="1015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float" office:value="2023">
            <text:p>2023</text:p>
          </table:table-cell>
          <table:table-cell table:style-name="ce11" table:formula="of:=[.E15]+[.F15]+[.G15]" office:value-type="currency" office:currency="EUR" office:value="16519.3383734875">
            <text:p>16.519,34 €</text:p>
          </table:table-cell>
          <table:table-cell table:style-name="ce11" office:value-type="currency" office:currency="EUR" office:value="3000">
            <text:p>3.000,00 €</text:p>
          </table:table-cell>
          <table:table-cell table:style-name="ce11" table:formula="of:=SUM([.C16:.D16])" office:value-type="currency" office:currency="EUR" office:value="19519.3383734875">
            <text:p>19.519,34 €</text:p>
          </table:table-cell>
          <table:table-cell table:style-name="ce11" table:formula="of:=[.E16]*[.$F$6]" office:value-type="currency" office:currency="EUR" office:value="390.386767469751">
            <text:p>390,39 €</text:p>
          </table:table-cell>
          <table:table-cell table:style-name="ce11" office:value-type="currency" office:currency="EUR" office:value="100">
            <text:p>100,00 €</text:p>
          </table:table-cell>
          <table:table-cell table:style-name="ce5" table:formula="of:=SUM([.F16:.G16])" office:value-type="currency" office:currency="EUR" office:value="490.386767469751">
            <text:p>490,39 €</text:p>
          </table:table-cell>
          <table:table-cell table:style-name="ce15" table:formula="of:=[.H16]/[.C16]" office:value-type="percentage" office:value="0.0296856179335118">
            <text:p>2,97%</text:p>
          </table:table-cell>
          <table:table-cell table:style-name="ce5"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24">
            <text:p>2024</text:p>
          </table:table-cell>
          <table:table-cell table:style-name="ce12" table:formula="of:=[.E16]+[.F16]+[.G16]" office:value-type="currency" office:currency="EUR" office:value="20009.7251409573">
            <text:p>20.009,73 €</text:p>
          </table:table-cell>
          <table:table-cell office:value-type="currency" office:currency="EUR" office:value="0">
            <text:p>0,00 €</text:p>
          </table:table-cell>
          <table:table-cell table:formula="of:=SUM([.C17:.D17])" office:value-type="currency" office:currency="EUR" office:value="20009.7251409573">
            <text:p>20.009,73 €</text:p>
          </table:table-cell>
          <table:table-cell table:formula="of:=[.E17]*[.$F$6]" office:value-type="currency" office:currency="EUR" office:value="400.194502819146">
            <text:p>400,19 €</text:p>
          </table:table-cell>
          <table:table-cell office:value-type="currency" office:currency="EUR" office:value="0">
            <text:p>0,00 €</text:p>
          </table:table-cell>
          <table:table-cell table:formula="of:=SUM([.F17:.G17])" office:value-type="currency" office:currency="EUR" office:value="400.194502819146">
            <text:p>400,19 €</text:p>
          </table:table-cell>
          <table:table-cell table:formula="of:=[.H17]/[.C17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25">
            <text:p>2025</text:p>
          </table:table-cell>
          <table:table-cell table:formula="of:=[.E17]+[.F17]+[.G17]" office:value-type="currency" office:currency="EUR" office:value="20409.9196437764">
            <text:p>20.409,92 €</text:p>
          </table:table-cell>
          <table:table-cell office:value-type="currency" office:currency="EUR" office:value="0">
            <text:p>0,00 €</text:p>
          </table:table-cell>
          <table:table-cell table:formula="of:=SUM([.C18:.D18])" office:value-type="currency" office:currency="EUR" office:value="20409.9196437764">
            <text:p>20.409,92 €</text:p>
          </table:table-cell>
          <table:table-cell table:formula="of:=[.E18]*[.$F$6]" office:value-type="currency" office:currency="EUR" office:value="408.198392875529">
            <text:p>408,20 €</text:p>
          </table:table-cell>
          <table:table-cell office:value-type="currency" office:currency="EUR" office:value="0">
            <text:p>0,00 €</text:p>
          </table:table-cell>
          <table:table-cell table:formula="of:=SUM([.F18:.G18])" office:value-type="currency" office:currency="EUR" office:value="408.198392875529">
            <text:p>408,20 €</text:p>
          </table:table-cell>
          <table:table-cell table:formula="of:=[.H18]/[.C18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26">
            <text:p>2026</text:p>
          </table:table-cell>
          <table:table-cell table:formula="of:=[.E18]+[.F18]+[.G18]" office:value-type="currency" office:currency="EUR" office:value="20818.118036652">
            <text:p>20.818,12 €</text:p>
          </table:table-cell>
          <table:table-cell office:value-type="currency" office:currency="EUR" office:value="0">
            <text:p>0,00 €</text:p>
          </table:table-cell>
          <table:table-cell table:formula="of:=SUM([.C19:.D19])" office:value-type="currency" office:currency="EUR" office:value="20818.118036652">
            <text:p>20.818,12 €</text:p>
          </table:table-cell>
          <table:table-cell table:formula="of:=[.E19]*[.$F$6]" office:value-type="currency" office:currency="EUR" office:value="416.36236073304">
            <text:p>416,36 €</text:p>
          </table:table-cell>
          <table:table-cell office:value-type="currency" office:currency="EUR" office:value="0">
            <text:p>0,00 €</text:p>
          </table:table-cell>
          <table:table-cell table:formula="of:=SUM([.F19:.G19])" office:value-type="currency" office:currency="EUR" office:value="416.36236073304">
            <text:p>416,36 €</text:p>
          </table:table-cell>
          <table:table-cell table:formula="of:=[.H19]/[.C19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27">
            <text:p>2027</text:p>
          </table:table-cell>
          <table:table-cell table:formula="of:=[.E19]+[.F19]+[.G19]" office:value-type="currency" office:currency="EUR" office:value="21234.480397385">
            <text:p>21.234,48 €</text:p>
          </table:table-cell>
          <table:table-cell office:value-type="currency" office:currency="EUR" office:value="0">
            <text:p>0,00 €</text:p>
          </table:table-cell>
          <table:table-cell table:formula="of:=SUM([.C20:.D20])" office:value-type="currency" office:currency="EUR" office:value="21234.480397385">
            <text:p>21.234,48 €</text:p>
          </table:table-cell>
          <table:table-cell table:formula="of:=[.E20]*[.$F$6]" office:value-type="currency" office:currency="EUR" office:value="424.6896079477">
            <text:p>424,69 €</text:p>
          </table:table-cell>
          <table:table-cell office:value-type="currency" office:currency="EUR" office:value="0">
            <text:p>0,00 €</text:p>
          </table:table-cell>
          <table:table-cell table:formula="of:=SUM([.F20:.G20])" office:value-type="currency" office:currency="EUR" office:value="424.6896079477">
            <text:p>424,69 €</text:p>
          </table:table-cell>
          <table:table-cell table:formula="of:=[.H20]/[.C20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28">
            <text:p>2028</text:p>
          </table:table-cell>
          <table:table-cell table:formula="of:=[.E20]+[.F20]+[.G20]" office:value-type="currency" office:currency="EUR" office:value="21659.1700053327">
            <text:p>21.659,17 €</text:p>
          </table:table-cell>
          <table:table-cell office:value-type="currency" office:currency="EUR" office:value="0">
            <text:p>0,00 €</text:p>
          </table:table-cell>
          <table:table-cell table:formula="of:=SUM([.C21:.D21])" office:value-type="currency" office:currency="EUR" office:value="21659.1700053327">
            <text:p>21.659,17 €</text:p>
          </table:table-cell>
          <table:table-cell table:formula="of:=[.E21]*[.$F$6]" office:value-type="currency" office:currency="EUR" office:value="433.183400106654">
            <text:p>433,18 €</text:p>
          </table:table-cell>
          <table:table-cell office:value-type="currency" office:currency="EUR" office:value="0">
            <text:p>0,00 €</text:p>
          </table:table-cell>
          <table:table-cell table:formula="of:=SUM([.F21:.G21])" office:value-type="currency" office:currency="EUR" office:value="433.183400106654">
            <text:p>433,18 €</text:p>
          </table:table-cell>
          <table:table-cell table:formula="of:=[.H21]/[.C21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29">
            <text:p>2029</text:p>
          </table:table-cell>
          <table:table-cell table:formula="of:=[.E21]+[.F21]+[.G21]" office:value-type="currency" office:currency="EUR" office:value="22092.3534054394">
            <text:p>22.092,35 €</text:p>
          </table:table-cell>
          <table:table-cell office:value-type="currency" office:currency="EUR" office:value="0">
            <text:p>0,00 €</text:p>
          </table:table-cell>
          <table:table-cell table:formula="of:=SUM([.C22:.D22])" office:value-type="currency" office:currency="EUR" office:value="22092.3534054394">
            <text:p>22.092,35 €</text:p>
          </table:table-cell>
          <table:table-cell table:formula="of:=[.E22]*[.$F$6]" office:value-type="currency" office:currency="EUR" office:value="441.847068108787">
            <text:p>441,85 €</text:p>
          </table:table-cell>
          <table:table-cell office:value-type="currency" office:currency="EUR" office:value="0">
            <text:p>0,00 €</text:p>
          </table:table-cell>
          <table:table-cell table:formula="of:=SUM([.F22:.G22])" office:value-type="currency" office:currency="EUR" office:value="441.847068108787">
            <text:p>441,85 €</text:p>
          </table:table-cell>
          <table:table-cell table:formula="of:=[.H22]/[.C22]" office:value-type="percentage" office:value="0.02">
            <text:p>2,00%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30">
            <text:p>2030</text:p>
          </table:table-cell>
          <table:table-cell table:formula="of:=[.E22]+[.F22]+[.G22]" office:value-type="currency" office:currency="EUR" office:value="22534.2004735482">
            <text:p>22.534,20 €</text:p>
          </table:table-cell>
          <table:table-cell office:value-type="currency" office:currency="EUR" office:value="0">
            <text:p>0,00 €</text:p>
          </table:table-cell>
          <table:table-cell table:formula="of:=SUM([.C23:.D23])" office:value-type="currency" office:currency="EUR" office:value="22534.2004735482">
            <text:p>22.534,20 €</text:p>
          </table:table-cell>
          <table:table-cell table:formula="of:=[.E23]*[.$F$6]" office:value-type="currency" office:currency="EUR" office:value="450.684009470963">
            <text:p>450,68 €</text:p>
          </table:table-cell>
          <table:table-cell office:value-type="currency" office:currency="EUR" office:value="0">
            <text:p>0,00 €</text:p>
          </table:table-cell>
          <table:table-cell table:formula="of:=SUM([.F23:.G23])" office:value-type="currency" office:currency="EUR" office:value="450.684009470963">
            <text:p>450,68 €</text:p>
          </table:table-cell>
          <table:table-cell table:formula="of:=[.H23]/[.C23]" office:value-type="percentage" office:value="0.02">
            <text:p>2,00%</text:p>
          </table:table-cell>
          <table:table-cell table:number-columns-repeated="1015"/>
        </table:table-row>
        <table:table-row table:style-name="ro1" table:number-rows-repeated="4">
          <table:table-cell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6"/>
          <table:table-cell table:number-columns-repeated="4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2013" table:style-name="ta1" table:print="false">
        <table:table-column table:style-name="co3" table:number-columns-repeated="4" table:default-cell-style-name="ce7"/>
        <table:table-column table:style-name="co6" table:default-cell-style-name="ce7"/>
        <table:table-column table:style-name="co3" table:number-columns-repeated="1019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4:.D100])" office:value-type="currency" office:currency="EUR" office:value="887.85">
            <text:p>887,85 €</text:p>
          </table:table-cell>
          <table:table-cell table:number-columns-repeated="1020"/>
        </table:table-row>
        <table:table-row table:style-name="ro3">
          <table:table-cell/>
          <table:table-cell table:number-columns-repeated="2" table:style-name="ce8" office:value-type="date" office:date-value="2013-12-31">
            <text:p>31.12.13</text:p>
          </table:table-cell>
          <table:table-cell table:style-name="ce9" office:value-type="currency" office:currency="EUR" office:value="2.79">
            <text:p>2,79 €</text:p>
          </table:table-cell>
          <table:table-cell table:style-name="ce10" office:value-type="string">
            <text:p>Zinsen abgeltungsteuerfrei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date" office:date-value="2013-12-02">
            <text:p>02.12.13</text:p>
          </table:table-cell>
          <table:table-cell table:style-name="ce8" office:value-type="date" office:date-value="2013-12-03">
            <text:p>03.12.13</text:p>
          </table:table-cell>
          <table:table-cell table:style-name="ce9" office:value-type="currency" office:currency="EUR" office:value="10">
            <text:p>1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11-04">
            <text:p>04.11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10-01">
            <text:p>01.10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9-02">
            <text:p>02.09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8-01">
            <text:p>01.08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date" office:date-value="2013-07-30">
            <text:p>30.07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Einzahlung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7-01">
            <text:p>01.07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13-06-30">
            <text:p>30.06.13</text:p>
          </table:table-cell>
          <table:table-cell table:style-name="ce8" office:value-type="date" office:date-value="2013-06-28">
            <text:p>28.06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6-03">
            <text:p>03.06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date" office:date-value="2013-05-28">
            <text:p>28.05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5-02">
            <text:p>02.05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date" office:date-value="2013-04-30">
            <text:p>30.04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style-name="ce8" office:value-type="date" office:date-value="2013-04-08">
            <text:p>08.04.13</text:p>
          </table:table-cell>
          <table:table-cell table:style-name="ce8" office:value-type="date" office:date-value="2013-04-05">
            <text:p>05.04.13</text:p>
          </table:table-cell>
          <table:table-cell table:style-name="ce9" office:value-type="currency" office:currency="EUR" office:value="45.06">
            <text:p>45,06 €</text:p>
          </table:table-cell>
          <table:table-cell table:style-name="ce10" office:value-type="string">
            <text:p>Wohnungsbauprämie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4-02">
            <text:p>02.04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style-name="ce8" office:value-type="date" office:date-value="2013-03-31">
            <text:p>31.03.13</text:p>
          </table:table-cell>
          <table:table-cell table:style-name="ce8" office:value-type="date" office:date-value="2013-03-28">
            <text:p>28.03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3-01">
            <text:p>01.03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date" office:date-value="2013-02-26">
            <text:p>26.02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2-01">
            <text:p>01.02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2">
          <table:table-cell/>
          <table:table-cell table:number-columns-repeated="2" table:style-name="ce8" office:value-type="date" office:date-value="2013-01-29">
            <text:p>29.01.13</text:p>
          </table:table-cell>
          <table:table-cell table:style-name="ce9" office:value-type="currency" office:currency="EUR" office:value="40">
            <text:p>40,00 €</text:p>
          </table:table-cell>
          <table:table-cell table:style-name="ce10" office:value-type="string">
            <text:p>VL</text:p>
          </table:table-cell>
          <table:table-cell table:number-columns-repeated="1019"/>
        </table:table-row>
        <table:table-row table:style-name="ro4">
          <table:table-cell/>
          <table:table-cell table:number-columns-repeated="2" table:style-name="ce8" office:value-type="date" office:date-value="2013-01-02">
            <text:p>02.01.13</text:p>
          </table:table-cell>
          <table:table-cell table:style-name="ce9" office:value-type="currency" office:currency="EUR" office:value="50">
            <text:p>50,00 €</text:p>
          </table:table-cell>
          <table:table-cell table:style-name="ce10" office:value-type="string">
            <text:p>Lastschrifteinzug</text:p>
          </table:table-cell>
          <table:table-cell table:number-columns-repeated="1019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10.09.2016</text:date>, <text:time>20:0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2:04:58.13</meta:creation-date>
    <dc:date>2016-09-10T20:01:33.23</dc:date>
    <meta:editing-duration>PT38M23S</meta:editing-duration>
    <meta:editing-cycles>4</meta:editing-cycles>
    <meta:generator>OpenOffice/4.1.2$Win32 OpenOffice.org_project/412m3$Build-9782</meta:generator>
    <meta:document-statistic meta:table-count="3" meta:cell-count="230" meta:object-count="0"/>
  </office:meta>
</office:document-meta>
</file>